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Projected Sales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currency" office:currency="GBP" office:value="500000" calcext:value-type="currency">
            <text:p>£500,000.0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[.B2]*103.5%" office:value-type="currency" office:currency="GBP" office:value="517500" calcext:value-type="currency">
            <text:p>£517,500.0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[.B3]*103.5%" office:value-type="currency" office:currency="GBP" office:value="535612.5" calcext:value-type="currency">
            <text:p>£535,612.5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[.B4]*103.5%" office:value-type="currency" office:currency="GBP" office:value="554358.9375" calcext:value-type="currency">
            <text:p>£554,358.9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[.B5]*103.5%" office:value-type="currency" office:currency="GBP" office:value="573761.5003125" calcext:value-type="currency">
            <text:p>£573,761.5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formula="of:=[.B6]*103.5%" office:value-type="currency" office:currency="GBP" office:value="593843.152823437" calcext:value-type="currency">
            <text:p>£593,843.15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formula="of:=[.B7]*103.5%" office:value-type="currency" office:currency="GBP" office:value="614627.663172258" calcext:value-type="currency">
            <text:p>£614,627.66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[.B8]*103.5%" office:value-type="currency" office:currency="GBP" office:value="636139.631383286" calcext:value-type="currency">
            <text:p>£636,139.63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formula="of:=[.B9]*103.5%" office:value-type="currency" office:currency="GBP" office:value="658404.518481701" calcext:value-type="currency">
            <text:p>£658,404.52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[.B10]*103.5%" office:value-type="currency" office:currency="GBP" office:value="681448.676628561" calcext:value-type="currency">
            <text:p>£681,448.6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[.B11]*103.5%" office:value-type="currency" office:currency="GBP" office:value="705299.380310561" calcext:value-type="currency">
            <text:p>£705,299.3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[.B12]*103.5%" office:value-type="currency" office:currency="GBP" office:value="729984.85862143" calcext:value-type="currency">
            <text:p>£729,984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8:41:26.857000000</meta:creation-date>
    <dc:date>2021-01-04T18:42:09.159000000</dc:date>
    <meta:editing-duration>PT42S</meta:editing-duration>
    <meta:editing-cycles>1</meta:editing-cycles>
    <meta:document-statistic meta:table-count="1" meta:cell-count="26" meta:object-count="0"/>
    <meta:generator>LibreOffice/7.0.4.2$Windows_X86_64 LibreOffice_project/dcf040e67528d9187c66b2379df5ea4407429775</meta:generator>
  </office:meta>
</office:document-meta>
</file>